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2.154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2.06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6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x (mm)</text:p>
          </table:table-cell>
          <table:table-cell office:value-type="string" calcext:value-type="string">
            <text:p>H_m (mm)</text:p>
          </table:table-cell>
          <table:table-cell office:value-type="string" calcext:value-type="string">
            <text:p>ID_channel</text:p>
          </table:table-cell>
          <table:table-cell office:value-type="string" calcext:value-type="string">
            <text:p>ID_experiment</text:p>
          </table:table-cell>
          <table:table-cell table:number-columns-repeated="16380"/>
        </table:table-row>
        <table:table-row table:style-name="ro1">
          <table:table-cell office:value-type="float" office:value="-8750" calcext:value-type="float">
            <text:p>-8750</text:p>
          </table:table-cell>
          <table:table-cell office:value-type="float" office:value="185.342869750778" calcext:value-type="float">
            <text:p>185,342869750778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8</text:p>
          </table:table-cell>
          <table:table-cell table:number-columns-repeated="16380"/>
        </table:table-row>
        <table:table-row table:style-name="ro1">
          <table:table-cell office:value-type="float" office:value="-7790" calcext:value-type="float">
            <text:p>-7790</text:p>
          </table:table-cell>
          <table:table-cell office:value-type="float" office:value="181.766108511111" calcext:value-type="float">
            <text:p>181,766108511111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8</text:p>
          </table:table-cell>
          <table:table-cell table:number-columns-repeated="16380"/>
        </table:table-row>
        <table:table-row table:style-name="ro1">
          <table:table-cell office:value-type="float" office:value="-6825" calcext:value-type="float">
            <text:p>-6825</text:p>
          </table:table-cell>
          <table:table-cell office:value-type="float" office:value="177.587589874222" calcext:value-type="float">
            <text:p>177,587589874222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8</text:p>
          </table:table-cell>
          <table:table-cell table:number-columns-repeated="16380"/>
        </table:table-row>
        <table:table-row table:style-name="ro1">
          <table:table-cell office:value-type="float" office:value="-5705" calcext:value-type="float">
            <text:p>-5705</text:p>
          </table:table-cell>
          <table:table-cell office:value-type="float" office:value="177.290735994555" calcext:value-type="float">
            <text:p>177,290735994555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8</text:p>
          </table:table-cell>
          <table:table-cell table:number-columns-repeated="16380"/>
        </table:table-row>
        <table:table-row table:style-name="ro1">
          <table:table-cell office:value-type="float" office:value="-4740" calcext:value-type="float">
            <text:p>-4740</text:p>
          </table:table-cell>
          <table:table-cell office:value-type="float" office:value="172.181152508667" calcext:value-type="float">
            <text:p>172,181152508667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8</text:p>
          </table:table-cell>
          <table:table-cell table:number-columns-repeated="16380"/>
        </table:table-row>
        <table:table-row table:style-name="ro1">
          <table:table-cell office:value-type="float" office:value="-3780" calcext:value-type="float">
            <text:p>-3780</text:p>
          </table:table-cell>
          <table:table-cell office:value-type="float" office:value="170.688914287333" calcext:value-type="float">
            <text:p>170,688914287333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8</text:p>
          </table:table-cell>
          <table:table-cell table:number-columns-repeated="16380"/>
        </table:table-row>
        <table:table-row table:style-name="ro1">
          <table:table-cell office:value-type="float" office:value="-2810" calcext:value-type="float">
            <text:p>-2810</text:p>
          </table:table-cell>
          <table:table-cell office:value-type="float" office:value="169.682701122077" calcext:value-type="float">
            <text:p>169,682701122077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8</text:p>
          </table:table-cell>
          <table:table-cell table:number-columns-repeated="16380"/>
        </table:table-row>
        <table:table-row table:style-name="ro1">
          <table:table-cell office:value-type="float" office:value="-1770" calcext:value-type="float">
            <text:p>-1770</text:p>
          </table:table-cell>
          <table:table-cell office:value-type="float" office:value="168.156869923403" calcext:value-type="float">
            <text:p>168,156869923403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8</text:p>
          </table:table-cell>
          <table:table-cell table:number-columns-repeated="16380"/>
        </table:table-row>
        <table:table-row table:style-name="ro1">
          <table:table-cell office:value-type="float" office:value="-735" calcext:value-type="float">
            <text:p>-735</text:p>
          </table:table-cell>
          <table:table-cell office:value-type="float" office:value="165.862832895888" calcext:value-type="float">
            <text:p>165,862832895888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8</text:p>
          </table:table-cell>
          <table:table-cell table:number-columns-repeated="16380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164.481496128223" calcext:value-type="float">
            <text:p>164,481496128223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8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4.720861932963" calcext:value-type="float">
            <text:p>164,720861932963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8</text:p>
          </table:table-cell>
          <table:table-cell table:number-columns-repeated="1638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4.537054559803" calcext:value-type="float">
            <text:p>164,537054559803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8</text:p>
          </table:table-cell>
          <table:table-cell table:number-columns-repeated="1638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4.647732052195" calcext:value-type="float">
            <text:p>164,647732052195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8</text:p>
          </table:table-cell>
          <table:table-cell table:number-columns-repeated="1638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5.134385768666" calcext:value-type="float">
            <text:p>165,134385768666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8</text:p>
          </table:table-cell>
          <table:table-cell table:number-columns-repeated="1638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65.812067684714" calcext:value-type="float">
            <text:p>165,812067684714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67.48141880789" calcext:value-type="float">
            <text:p>167,48141880789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67.707968076889" calcext:value-type="float">
            <text:p>167,707968076889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69.394103690619" calcext:value-type="float">
            <text:p>169,394103690619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70.245770513117" calcext:value-type="float">
            <text:p>170,245770513117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table:style-name="ce6" office:value-type="float" office:value="-8750" calcext:value-type="float">
            <text:p>-8750</text:p>
          </table:table-cell>
          <table:table-cell table:style-name="ce6" office:value-type="float" office:value="183.913631241059" calcext:value-type="float">
            <text:p>183,913631241059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table:style-name="ce6" office:value-type="float" office:value="-7790" calcext:value-type="float">
            <text:p>-7790</text:p>
          </table:table-cell>
          <table:table-cell table:style-name="ce6" office:value-type="float" office:value="181.479791941213" calcext:value-type="float">
            <text:p>181,479791941213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table:style-name="ce6" office:value-type="float" office:value="-6825" calcext:value-type="float">
            <text:p>-6825</text:p>
          </table:table-cell>
          <table:table-cell table:style-name="ce6" office:value-type="float" office:value="179.206489707922" calcext:value-type="float">
            <text:p>179,206489707922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table:style-name="ce6" office:value-type="float" office:value="-5705" calcext:value-type="float">
            <text:p>-5705</text:p>
          </table:table-cell>
          <table:table-cell table:style-name="ce6" office:value-type="float" office:value="177.027802799933" calcext:value-type="float">
            <text:p>177,027802799933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table:style-name="ce6" office:value-type="float" office:value="-4740" calcext:value-type="float">
            <text:p>-4740</text:p>
          </table:table-cell>
          <table:table-cell table:style-name="ce6" office:value-type="float" office:value="175.227517660997" calcext:value-type="float">
            <text:p>175,227517660997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table:style-name="ce6" office:value-type="float" office:value="-3780" calcext:value-type="float">
            <text:p>-3780</text:p>
          </table:table-cell>
          <table:table-cell table:style-name="ce6" office:value-type="float" office:value="172.997141489521" calcext:value-type="float">
            <text:p>172,997141489521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table:style-name="ce6" office:value-type="float" office:value="-2810" calcext:value-type="float">
            <text:p>-2810</text:p>
          </table:table-cell>
          <table:table-cell table:style-name="ce6" office:value-type="float" office:value="171.490275031948" calcext:value-type="float">
            <text:p>171,490275031948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table:style-name="ce6" office:value-type="float" office:value="-1770" calcext:value-type="float">
            <text:p>-1770</text:p>
          </table:table-cell>
          <table:table-cell table:style-name="ce6" office:value-type="float" office:value="169.404766971891" calcext:value-type="float">
            <text:p>169,404766971891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table:style-name="ce6" office:value-type="float" office:value="-735" calcext:value-type="float">
            <text:p>-735</text:p>
          </table:table-cell>
          <table:table-cell table:style-name="ce6" office:value-type="float" office:value="167.27088309604" calcext:value-type="float">
            <text:p>167,27088309604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table:style-name="ce6" office:value-type="float" office:value="-255" calcext:value-type="float">
            <text:p>-255</text:p>
          </table:table-cell>
          <table:table-cell table:style-name="ce6" office:value-type="float" office:value="166.330812927966" calcext:value-type="float">
            <text:p>166,330812927966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6" office:value-type="float" office:value="165.610567702911" calcext:value-type="float">
            <text:p>165,610567702911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66.054942579243" calcext:value-type="float">
            <text:p>166,054942579243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166.623518596196" calcext:value-type="float">
            <text:p>166,623518596196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table:style-name="ce6" office:value-type="float" office:value="2200" calcext:value-type="float">
            <text:p>2200</text:p>
          </table:table-cell>
          <table:table-cell table:style-name="ce6" office:value-type="float" office:value="167.202734205732" calcext:value-type="float">
            <text:p>167,202734205732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table:style-name="ce6" office:value-type="float" office:value="3200" calcext:value-type="float">
            <text:p>3200</text:p>
          </table:table-cell>
          <table:table-cell table:style-name="ce6" office:value-type="float" office:value="167.899378597091" calcext:value-type="float">
            <text:p>167,899378597091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table:style-name="ce6" office:value-type="float" office:value="4200" calcext:value-type="float">
            <text:p>4200</text:p>
          </table:table-cell>
          <table:table-cell table:style-name="ce6" office:value-type="float" office:value="168.46558172823" calcext:value-type="float">
            <text:p>168,46558172823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table:style-name="ce6" office:value-type="float" office:value="5200" calcext:value-type="float">
            <text:p>5200</text:p>
          </table:table-cell>
          <table:table-cell table:style-name="ce6" office:value-type="float" office:value="168.89402085901" calcext:value-type="float">
            <text:p>168,89402085901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8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table:style-name="ce6" office:value-type="float" office:value="6200" calcext:value-type="float">
            <text:p>6200</text:p>
          </table:table-cell>
          <table:table-cell table:style-name="ce6" office:value-type="float" office:value="169.289516560505" calcext:value-type="float">
            <text:p>169,289516560505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8</text:p>
          </table:table-cell>
          <table:table-cell table:number-columns-repeated="16380"/>
        </table:table-row>
        <table:table-row table:style-name="ro1">
          <table:table-cell table:style-name="ce6" office:value-type="float" office:value="7200" calcext:value-type="float">
            <text:p>7200</text:p>
          </table:table-cell>
          <table:table-cell table:style-name="ce6" office:value-type="float" office:value="169.661588113848" calcext:value-type="float">
            <text:p>169,661588113848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8</text:p>
          </table:table-cell>
          <table:table-cell table:number-columns-repeated="16380"/>
        </table:table-row>
        <table:table-row table:style-name="ro1">
          <table:table-cell office:value-type="float" office:value="-8750" calcext:value-type="float">
            <text:p>-8750</text:p>
          </table:table-cell>
          <table:table-cell office:value-type="float" office:value="178.066037318303" calcext:value-type="float">
            <text:p>178,066037318303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office:value-type="float" office:value="-7790" calcext:value-type="float">
            <text:p>-7790</text:p>
          </table:table-cell>
          <table:table-cell office:value-type="float" office:value="177.039462472819" calcext:value-type="float">
            <text:p>177,039462472819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office:value-type="float" office:value="-6825" calcext:value-type="float">
            <text:p>-6825</text:p>
          </table:table-cell>
          <table:table-cell office:value-type="float" office:value="173.724739596065" calcext:value-type="float">
            <text:p>173,724739596065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office:value-type="float" office:value="-5705" calcext:value-type="float">
            <text:p>-5705</text:p>
          </table:table-cell>
          <table:table-cell office:value-type="float" office:value="173.873222066049" calcext:value-type="float">
            <text:p>173,873222066049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office:value-type="float" office:value="-4740" calcext:value-type="float">
            <text:p>-4740</text:p>
          </table:table-cell>
          <table:table-cell office:value-type="float" office:value="169.87108997637" calcext:value-type="float">
            <text:p>169,87108997637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office:value-type="float" office:value="-3780" calcext:value-type="float">
            <text:p>-3780</text:p>
          </table:table-cell>
          <table:table-cell office:value-type="float" office:value="169.099932571717" calcext:value-type="float">
            <text:p>169,099932571717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office:value-type="float" office:value="-2810" calcext:value-type="float">
            <text:p>-2810</text:p>
          </table:table-cell>
          <table:table-cell office:value-type="float" office:value="167.384261296904" calcext:value-type="float">
            <text:p>167,384261296904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office:value-type="float" office:value="-1770" calcext:value-type="float">
            <text:p>-1770</text:p>
          </table:table-cell>
          <table:table-cell office:value-type="float" office:value="166.595752067177" calcext:value-type="float">
            <text:p>166,595752067177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office:value-type="float" office:value="-735" calcext:value-type="float">
            <text:p>-735</text:p>
          </table:table-cell>
          <table:table-cell office:value-type="float" office:value="165.386403414632" calcext:value-type="float">
            <text:p>165,386403414632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164.697176952349" calcext:value-type="float">
            <text:p>164,697176952349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2.84625647215" calcext:value-type="float">
            <text:p>162,84625647215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3.394133069198" calcext:value-type="float">
            <text:p>163,394133069198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63.050114705997" calcext:value-type="float">
            <text:p>163,050114705997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63.17338266988" calcext:value-type="float">
            <text:p>163,17338266988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165.910062813216" calcext:value-type="float">
            <text:p>165,910062813216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66.577666159489" calcext:value-type="float">
            <text:p>166,577666159489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67.10190784223" calcext:value-type="float">
            <text:p>167,10190784223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170.048928505914" calcext:value-type="float">
            <text:p>170,048928505914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170.607733092463" calcext:value-type="float">
            <text:p>170,607733092463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table:style-name="ce6" office:value-type="float" office:value="1050" calcext:value-type="float">
            <text:p>1050</text:p>
          </table:table-cell>
          <table:table-cell table:style-name="ce6" office:value-type="float" office:value="177.49469678497" calcext:value-type="float">
            <text:p>177,49469678497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76.485151580046" calcext:value-type="float">
            <text:p>176,485151580046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table:style-name="ce6" office:value-type="float" office:value="2975" calcext:value-type="float">
            <text:p>2975</text:p>
          </table:table-cell>
          <table:table-cell table:style-name="ce6" office:value-type="float" office:value="175.408925222813" calcext:value-type="float">
            <text:p>175,408925222813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table:style-name="ce6" office:value-type="float" office:value="4095" calcext:value-type="float">
            <text:p>4095</text:p>
          </table:table-cell>
          <table:table-cell table:style-name="ce6" office:value-type="float" office:value="173.604008493888" calcext:value-type="float">
            <text:p>173,604008493888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table:style-name="ce6" office:value-type="float" office:value="5060" calcext:value-type="float">
            <text:p>5060</text:p>
          </table:table-cell>
          <table:table-cell table:style-name="ce6" office:value-type="float" office:value="172.839149775647" calcext:value-type="float">
            <text:p>172,839149775647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table:style-name="ce6" office:value-type="float" office:value="6020" calcext:value-type="float">
            <text:p>6020</text:p>
          </table:table-cell>
          <table:table-cell table:style-name="ce6" office:value-type="float" office:value="171.350426791588" calcext:value-type="float">
            <text:p>171,350426791588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table:style-name="ce6" office:value-type="float" office:value="6990" calcext:value-type="float">
            <text:p>6990</text:p>
          </table:table-cell>
          <table:table-cell table:style-name="ce6" office:value-type="float" office:value="170.248782244976" calcext:value-type="float">
            <text:p>170,248782244976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table:style-name="ce6" office:value-type="float" office:value="8030" calcext:value-type="float">
            <text:p>8030</text:p>
          </table:table-cell>
          <table:table-cell table:style-name="ce6" office:value-type="float" office:value="168.581202248286" calcext:value-type="float">
            <text:p>168,581202248286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table:style-name="ce6" office:value-type="float" office:value="9065" calcext:value-type="float">
            <text:p>9065</text:p>
          </table:table-cell>
          <table:table-cell table:style-name="ce6" office:value-type="float" office:value="166.661359911052" calcext:value-type="float">
            <text:p>166,661359911052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table:style-name="ce6" office:value-type="float" office:value="9545" calcext:value-type="float">
            <text:p>9545</text:p>
          </table:table-cell>
          <table:table-cell table:style-name="ce6" office:value-type="float" office:value="165.930962971052" calcext:value-type="float">
            <text:p>165,930962971052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table:style-name="ce6" office:value-type="float" office:value="9865" calcext:value-type="float">
            <text:p>9865</text:p>
          </table:table-cell>
          <table:table-cell table:style-name="ce6" office:value-type="float" office:value="164.997207659281" calcext:value-type="float">
            <text:p>164,997207659281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table:style-name="ce6" office:value-type="float" office:value="10030" calcext:value-type="float">
            <text:p>10030</text:p>
          </table:table-cell>
          <table:table-cell table:style-name="ce6" office:value-type="float" office:value="165.452603345013" calcext:value-type="float">
            <text:p>165,452603345013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table:style-name="ce6" office:value-type="float" office:value="10990" calcext:value-type="float">
            <text:p>10990</text:p>
          </table:table-cell>
          <table:table-cell table:style-name="ce6" office:value-type="float" office:value="165.868224684207" calcext:value-type="float">
            <text:p>165,868224684207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table:style-name="ce6" office:value-type="float" office:value="12120" calcext:value-type="float">
            <text:p>12120</text:p>
          </table:table-cell>
          <table:table-cell table:style-name="ce6" office:value-type="float" office:value="166.183127265883" calcext:value-type="float">
            <text:p>166,183127265883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table:style-name="ce6" office:value-type="float" office:value="13075" calcext:value-type="float">
            <text:p>13075</text:p>
          </table:table-cell>
          <table:table-cell table:style-name="ce6" office:value-type="float" office:value="167.22422324735" calcext:value-type="float">
            <text:p>167,22422324735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table:style-name="ce6" office:value-type="float" office:value="14040" calcext:value-type="float">
            <text:p>14040</text:p>
          </table:table-cell>
          <table:table-cell table:style-name="ce6" office:value-type="float" office:value="167.797498908396" calcext:value-type="float">
            <text:p>167,797498908396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table:style-name="ce6" office:value-type="float" office:value="15000" calcext:value-type="float">
            <text:p>15000</text:p>
          </table:table-cell>
          <table:table-cell table:style-name="ce6" office:value-type="float" office:value="168.42896128494" calcext:value-type="float">
            <text:p>168,42896128494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table:style-name="ce6" office:value-type="float" office:value="15960" calcext:value-type="float">
            <text:p>15960</text:p>
          </table:table-cell>
          <table:table-cell table:style-name="ce6" office:value-type="float" office:value="169.061857652974" calcext:value-type="float">
            <text:p>169,061857652974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table:style-name="ce6" office:value-type="float" office:value="17080" calcext:value-type="float">
            <text:p>17080</text:p>
          </table:table-cell>
          <table:table-cell table:style-name="ce6" office:value-type="float" office:value="169.267100092015" calcext:value-type="float">
            <text:p>169,267100092015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CWMQ12</text:p>
          </table:table-cell>
          <table:table-cell table:number-columns-repeated="16380"/>
        </table:table-row>
        <table:table-row table:style-name="ro1">
          <table:table-cell office:value-type="float" office:value="-8850" calcext:value-type="float">
            <text:p>-8850</text:p>
          </table:table-cell>
          <table:table-cell office:value-type="float" office:value="210.537858896112" calcext:value-type="float">
            <text:p>210,537858896112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18</text:p>
          </table:table-cell>
          <table:table-cell table:number-columns-repeated="16380"/>
        </table:table-row>
        <table:table-row table:style-name="ro1">
          <table:table-cell office:value-type="float" office:value="-7890" calcext:value-type="float">
            <text:p>-7890</text:p>
          </table:table-cell>
          <table:table-cell office:value-type="float" office:value="213.23858418311" calcext:value-type="float">
            <text:p>213,23858418311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18</text:p>
          </table:table-cell>
          <table:table-cell table:number-columns-repeated="16380"/>
        </table:table-row>
        <table:table-row table:style-name="ro1">
          <table:table-cell office:value-type="float" office:value="-6925" calcext:value-type="float">
            <text:p>-6925</text:p>
          </table:table-cell>
          <table:table-cell office:value-type="float" office:value="212.455707920444" calcext:value-type="float">
            <text:p>212,455707920444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18</text:p>
          </table:table-cell>
          <table:table-cell table:number-columns-repeated="16380"/>
        </table:table-row>
        <table:table-row table:style-name="ro1">
          <table:table-cell office:value-type="float" office:value="-5800" calcext:value-type="float">
            <text:p>-5800</text:p>
          </table:table-cell>
          <table:table-cell office:value-type="float" office:value="213.579612256777" calcext:value-type="float">
            <text:p>213,579612256777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18</text:p>
          </table:table-cell>
          <table:table-cell table:number-columns-repeated="16380"/>
        </table:table-row>
        <table:table-row table:style-name="ro1">
          <table:table-cell office:value-type="float" office:value="-4840" calcext:value-type="float">
            <text:p>-4840</text:p>
          </table:table-cell>
          <table:table-cell office:value-type="float" office:value="214.072885234574" calcext:value-type="float">
            <text:p>214,072885234574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18</text:p>
          </table:table-cell>
          <table:table-cell table:number-columns-repeated="16380"/>
        </table:table-row>
        <table:table-row table:style-name="ro1">
          <table:table-cell office:value-type="float" office:value="-3880" calcext:value-type="float">
            <text:p>-3880</text:p>
          </table:table-cell>
          <table:table-cell office:value-type="float" office:value="215.418381080556" calcext:value-type="float">
            <text:p>215,418381080556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18</text:p>
          </table:table-cell>
          <table:table-cell table:number-columns-repeated="16380"/>
        </table:table-row>
        <table:table-row table:style-name="ro1">
          <table:table-cell office:value-type="float" office:value="-2910" calcext:value-type="float">
            <text:p>-2910</text:p>
          </table:table-cell>
          <table:table-cell office:value-type="float" office:value="216.321522146223" calcext:value-type="float">
            <text:p>216,321522146223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18</text:p>
          </table:table-cell>
          <table:table-cell table:number-columns-repeated="16380"/>
        </table:table-row>
        <table:table-row table:style-name="ro1">
          <table:table-cell office:value-type="float" office:value="-1870" calcext:value-type="float">
            <text:p>-1870</text:p>
          </table:table-cell>
          <table:table-cell office:value-type="float" office:value="217.619937324889" calcext:value-type="float">
            <text:p>217,619937324889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18</text:p>
          </table:table-cell>
          <table:table-cell table:number-columns-repeated="16380"/>
        </table:table-row>
        <table:table-row table:style-name="ro1">
          <table:table-cell office:value-type="float" office:value="-830" calcext:value-type="float">
            <text:p>-830</text:p>
          </table:table-cell>
          <table:table-cell office:value-type="float" office:value="218.230154358055" calcext:value-type="float">
            <text:p>218,230154358055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18</text:p>
          </table:table-cell>
          <table:table-cell table:number-columns-repeated="16380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19.192260841222" calcext:value-type="float">
            <text:p>219,192260841222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18</text:p>
          </table:table-cell>
          <table:table-cell table:number-columns-repeated="1638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18.688110726111" calcext:value-type="float">
            <text:p>218,688110726111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18</text:p>
          </table:table-cell>
          <table:table-cell table:number-columns-repeated="16380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18.384033050766" calcext:value-type="float">
            <text:p>218,384033050766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18</text:p>
          </table:table-cell>
          <table:table-cell table:number-columns-repeated="16380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16.517732327333" calcext:value-type="float">
            <text:p>216,517732327333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18</text:p>
          </table:table-cell>
          <table:table-cell table:number-columns-repeated="16380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215.58929379283" calcext:value-type="float">
            <text:p>215,58929379283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18</text:p>
          </table:table-cell>
          <table:table-cell table:number-columns-repeated="16380"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216.379654344894" calcext:value-type="float">
            <text:p>216,379654344894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18</text:p>
          </table:table-cell>
          <table:table-cell table:number-columns-repeated="16380"/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215.887084650556" calcext:value-type="float">
            <text:p>215,887084650556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18</text:p>
          </table:table-cell>
          <table:table-cell table:number-columns-repeated="16380"/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216.286104447889" calcext:value-type="float">
            <text:p>216,286104447889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18</text:p>
          </table:table-cell>
          <table:table-cell table:number-columns-repeated="16380"/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216.442802924567" calcext:value-type="float">
            <text:p>216,442802924567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18</text:p>
          </table:table-cell>
          <table:table-cell table:number-columns-repeated="16380"/>
        </table:table-row>
        <table:table-row table:style-name="ro1">
          <table:table-cell office:value-type="float" office:value="-8850" calcext:value-type="float">
            <text:p>-8850</text:p>
          </table:table-cell>
          <table:table-cell office:value-type="float" office:value="215.583169255667" calcext:value-type="float">
            <text:p>215,583169255667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26</text:p>
          </table:table-cell>
          <table:table-cell table:number-columns-repeated="16380"/>
        </table:table-row>
        <table:table-row table:style-name="ro1">
          <table:table-cell office:value-type="float" office:value="-7890" calcext:value-type="float">
            <text:p>-7890</text:p>
          </table:table-cell>
          <table:table-cell office:value-type="float" office:value="216.300777810556" calcext:value-type="float">
            <text:p>216,300777810556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26</text:p>
          </table:table-cell>
          <table:table-cell table:number-columns-repeated="16380"/>
        </table:table-row>
        <table:table-row table:style-name="ro1">
          <table:table-cell office:value-type="float" office:value="-6925" calcext:value-type="float">
            <text:p>-6925</text:p>
          </table:table-cell>
          <table:table-cell office:value-type="float" office:value="215.402694371556" calcext:value-type="float">
            <text:p>215,402694371556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26</text:p>
          </table:table-cell>
          <table:table-cell table:number-columns-repeated="16380"/>
        </table:table-row>
        <table:table-row table:style-name="ro1">
          <table:table-cell office:value-type="float" office:value="-5800" calcext:value-type="float">
            <text:p>-5800</text:p>
          </table:table-cell>
          <table:table-cell office:value-type="float" office:value="216.629489577632" calcext:value-type="float">
            <text:p>216,629489577632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26</text:p>
          </table:table-cell>
          <table:table-cell table:number-columns-repeated="16380"/>
        </table:table-row>
        <table:table-row table:style-name="ro1">
          <table:table-cell office:value-type="float" office:value="-4840" calcext:value-type="float">
            <text:p>-4840</text:p>
          </table:table-cell>
          <table:table-cell office:value-type="float" office:value="216.248887178" calcext:value-type="float">
            <text:p>216,248887178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26</text:p>
          </table:table-cell>
          <table:table-cell table:number-columns-repeated="16380"/>
        </table:table-row>
        <table:table-row table:style-name="ro1">
          <table:table-cell office:value-type="float" office:value="-3880" calcext:value-type="float">
            <text:p>-3880</text:p>
          </table:table-cell>
          <table:table-cell office:value-type="float" office:value="217.361967253556" calcext:value-type="float">
            <text:p>217,361967253556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26</text:p>
          </table:table-cell>
          <table:table-cell table:number-columns-repeated="16380"/>
        </table:table-row>
        <table:table-row table:style-name="ro1">
          <table:table-cell office:value-type="float" office:value="-2910" calcext:value-type="float">
            <text:p>-2910</text:p>
          </table:table-cell>
          <table:table-cell office:value-type="float" office:value="218.359118393888" calcext:value-type="float">
            <text:p>218,359118393888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26</text:p>
          </table:table-cell>
          <table:table-cell table:number-columns-repeated="16380"/>
        </table:table-row>
        <table:table-row table:style-name="ro1">
          <table:table-cell office:value-type="float" office:value="-1870" calcext:value-type="float">
            <text:p>-1870</text:p>
          </table:table-cell>
          <table:table-cell office:value-type="float" office:value="219.768542037555" calcext:value-type="float">
            <text:p>219,768542037555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26</text:p>
          </table:table-cell>
          <table:table-cell table:number-columns-repeated="16380"/>
        </table:table-row>
        <table:table-row table:style-name="ro1">
          <table:table-cell office:value-type="float" office:value="-830" calcext:value-type="float">
            <text:p>-830</text:p>
          </table:table-cell>
          <table:table-cell office:value-type="float" office:value="220.044174783111" calcext:value-type="float">
            <text:p>220,044174783111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26</text:p>
          </table:table-cell>
          <table:table-cell table:number-columns-repeated="16380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20.312536165889" calcext:value-type="float">
            <text:p>220,312536165889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26</text:p>
          </table:table-cell>
          <table:table-cell table:number-columns-repeated="1638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19.896908792" calcext:value-type="float">
            <text:p>219,896908792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26</text:p>
          </table:table-cell>
          <table:table-cell table:number-columns-repeated="16380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19.24170497" calcext:value-type="float">
            <text:p>219,24170497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26</text:p>
          </table:table-cell>
          <table:table-cell table:number-columns-repeated="16380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17.442770365445" calcext:value-type="float">
            <text:p>217,442770365445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26</text:p>
          </table:table-cell>
          <table:table-cell table:number-columns-repeated="16380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216.001256645149" calcext:value-type="float">
            <text:p>216,001256645149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26</text:p>
          </table:table-cell>
          <table:table-cell table:number-columns-repeated="16380"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216.251794963444" calcext:value-type="float">
            <text:p>216,251794963444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26</text:p>
          </table:table-cell>
          <table:table-cell table:number-columns-repeated="16380"/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215.678760546222" calcext:value-type="float">
            <text:p>215,678760546222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26</text:p>
          </table:table-cell>
          <table:table-cell table:number-columns-repeated="16380"/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216.281295863112" calcext:value-type="float">
            <text:p>216,281295863112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26</text:p>
          </table:table-cell>
          <table:table-cell table:number-columns-repeated="16380"/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216.161077296444" calcext:value-type="float">
            <text:p>216,161077296444</text:p>
          </table:table-cell>
          <table:table-cell office:value-type="string" calcext:value-type="string">
            <text:p>Main_channel</text:p>
          </table:table-cell>
          <table:table-cell office:value-type="string" calcext:value-type="string">
            <text:p>CMWQ26</text:p>
          </table:table-cell>
          <table:table-cell table:number-columns-repeated="16380"/>
        </table:table-row>
        <table:table-row table:style-name="ro1" table:number-rows-repeated="10484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 style:data-style-name="N2" text:time-value="11:49:33.3234382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nal_large</meta:initial-creator>
    <meta:creation-date>2015-10-12T12:39:58</meta:creation-date>
    <dc:date>2025-08-14T14:03:20.212047969</dc:date>
    <meta:generator>LibreOffice/24.2.7.2$Linux_X86_64 LibreOffice_project/420$Build-2</meta:generator>
    <meta:editing-duration>PT2H36M29S</meta:editing-duration>
    <meta:editing-cycles>4</meta:editing-cycles>
    <meta:document-statistic meta:table-count="1" meta:cell-count="452" meta:object-count="0"/>
    <meta:user-defined meta:name="AppVersion">14.0300</meta:user-defined>
    <meta:user-defined meta:name="Company">Hewlett-Packard Company</meta:user-defined>
  </office:meta>
</office:document-meta>
</file>